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4.5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166cm"/>
    </style:style>
    <style:style style:name="ro1" style:family="table-row">
      <style:table-row-properties style:row-height="0.466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Reparaturzeit ( min)</text:p>
          </table:table-cell>
          <table:table-cell office:value-type="string">
            <text:p>Ausfälle (%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usfälle (%)</text:p>
          </table:table-cell>
          <table:table-cell office:value-type="string">
            <text:p>Reparaturzeit ( min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string">
            <text:p>Personaleinsatz</text:p>
          </table:table-cell>
          <table:table-cell office:value-type="string">
            <text:p>Personalkosten</text:p>
          </table:table-cell>
          <table:table-cell office:value-type="string">
            <text:p>Ausfallkosten, fifo</text:p>
          </table:table-cell>
          <table:table-cell office:value-type="string">
            <text:p>Ausfallkosten, min att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4251">
            <text:p>4251</text:p>
          </table:table-cell>
          <table:table-cell office:value-type="float" office:value="3828">
            <text:p>382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0">
            <text:p>560</text:p>
          </table:table-cell>
          <table:table-cell office:value-type="float" office:value="2672">
            <text:p>2672</text:p>
          </table:table-cell>
          <table:table-cell office:value-type="float" office:value="2348">
            <text:p>2348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0">
            <text:p>1050</text:p>
          </table:table-cell>
          <table:table-cell office:value-type="float" office:value="2561">
            <text:p>2561</text:p>
          </table:table-cell>
          <table:table-cell office:value-type="float" office:value="2418">
            <text:p>24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aleinsatz</text:p>
          </table:table-cell>
          <table:table-cell office:value-type="string">
            <text:p>Personalkosten</text:p>
          </table:table-cell>
          <table:table-cell office:value-type="string">
            <text:p>Gesamtkosten, fifo</text:p>
          </table:table-cell>
          <table:table-cell office:value-type="string">
            <text:p>Gesamtkosten, min att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4601">
            <text:p>4601</text:p>
          </table:table-cell>
          <table:table-cell office:value-type="float" office:value="4178">
            <text:p>417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0">
            <text:p>560</text:p>
          </table:table-cell>
          <table:table-cell office:value-type="float" office:value="3232">
            <text:p>3232</text:p>
          </table:table-cell>
          <table:table-cell office:value-type="float" office:value="2908">
            <text:p>2908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0">
            <text:p>1050</text:p>
          </table:table-cell>
          <table:table-cell office:value-type="float" office:value="3611">
            <text:p>3611</text:p>
          </table:table-cell>
          <table:table-cell office:value-type="float" office:value="3468">
            <text:p>3468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shapes>
          <draw:frame draw:z-index="0" draw:name="Chart 2" draw:style-name="gr1" svg:width="12.81cm" svg:height="8.593cm" svg:x="0.021cm" svg:y="0cm">
            <draw:object draw:notify-on-update-of-ranges="Tabelle1.B1:Tabelle1.B1 Tabelle1.B2:Tabelle1.B6 Tabelle1.A2:Tabelle1.A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4" draw:style-name="gr1" svg:width="12.81cm" svg:height="8.595cm" svg:x="0.271cm" svg:y="17.737cm">
            <draw:object draw:notify-on-update-of-ranges="Tabelle1.B19:Tabelle1.B19 Tabelle1.B20:Tabelle1.B22 Tabelle1.A20:Tabelle1.A22 Tabelle1.C19:Tabelle1.C19 Tabelle1.C20:Tabelle1.C22 Tabelle1.A20:Tabelle1.A22 Tabelle1.D19:Tabelle1.D19 Tabelle1.D20:Tabelle1.D22 Tabelle1.A20:Tabelle1.A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5" draw:style-name="gr1" svg:width="12.81cm" svg:height="8.593cm" svg:x="0.167cm" svg:y="8.784cm">
            <draw:object draw:notify-on-update-of-ranges="Tabelle1.B14:Tabelle1.B14 Tabelle1.B15:Tabelle1.B17 Tabelle1.A15:Tabelle1.A17 Tabelle1.C14:Tabelle1.C14 Tabelle1.C15:Tabelle1.C17 Tabelle1.A15:Tabelle1.A17 Tabelle1.D14:Tabelle1.D14 Tabelle1.D15:Tabelle1.D17 Tabelle1.A15:Tabelle1.A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DM</number:text>
    </number:number-style>
    <number:number-style style:name="N106">
      <number:text>-</number:text>
      <number:number number:decimal-places="0" number:min-integer-digits="1" number:grouping="true"/>
      <number:text> DM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DM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DM</number:text>
    </number:number-style>
    <number:number-style style:name="N108">
      <number:text>-</number:text>
      <number:number number:decimal-places="2" number:min-integer-digits="1" number:grouping="true"/>
      <number:text> DM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DM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   </number:text>
    </number:number-style>
    <number:number-style style:name="N110P1" style:volatile="true">
      <number:text>-</number:text>
      <number:number number:decimal-places="0" number:min-integer-digits="1" number:grouping="true"/>
      <number:text>       </number:text>
    </number:number-style>
    <number:number-style style:name="N110P2" style:volatile="true">
      <number:text> - 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DM </number:text>
    </number:number-style>
    <number:number-style style:name="N111P1" style:volatile="true">
      <number:text>-</number:text>
      <number:number number:decimal-places="0" number:min-integer-digits="1" number:grouping="true"/>
      <number:text> DM </number:text>
    </number:number-style>
    <number:number-style style:name="N111P2" style:volatile="true">
      <number:text> - DM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   </number:text>
    </number:number-style>
    <number:number-style style:name="N112P1" style:volatile="true">
      <number:text>-</number:text>
      <number:number number:decimal-places="2" number:min-integer-digits="1" number:grouping="true"/>
      <number:text>       </number:text>
    </number:number-style>
    <number:number-style style:name="N112P2" style:volatile="true">
      <number:text> -</number:text>
      <number:number number:decimal-places="0" number:min-integer-digits="0"/>
      <number:text> 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DM </number:text>
    </number:number-style>
    <number:number-style style:name="N113P1" style:volatile="true">
      <number:text>-</number:text>
      <number:number number:decimal-places="2" number:min-integer-digits="1" number:grouping="true"/>
      <number:text> DM </number:text>
    </number:number-style>
    <number:number-style style:name="N113P2" style:volatile="true">
      <number:text> -</number:text>
      <number:number number:decimal-places="0" number:min-integer-digits="0"/>
      <number:text> DM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E</meta:initial-creator>
    <meta:creation-date>2005-05-31T09:39:02</meta:creation-date>
    <dc:creator>ProE</dc:creator>
    <dc:date>2005-05-31T10:35:47</dc:date>
    <meta:document-statistic meta:table-count="3" meta:cell-count="56" meta:object-count="3"/>
    <meta:generator>LibreOffice/3.6$Windows_x86 LibreOffice_project/e183d5b-f8ccaf6-3804794-95b4be8-89562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0pt" style:font-size-asian="10pt" style:font-family-complex="Arial" style:font-size-complex="10pt"/>
    </style:style>
    <style:style style:name="ch3" style:family="chart">
      <style:chart-properties chart:auto-position="true"/>
      <style:graphic-properties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811cm" svg:height="8.594cm" xlink:href=".." xlink:type="simple" chart:class="chart:scatter" chart:style-name="ch1">
        <chart:title svg:x="5.415cm" svg:y="0.307cm" chart:style-name="ch2">
          <text:p>Ausfälle (%)</text:p>
        </chart:title>
        <chart:legend chart:legend-position="end" svg:x="9.615cm" svg:y="3.985cm" style:legend-expansion="high" chart:style-name="ch3"/>
        <chart:plot-area chart:style-name="ch4" table:cell-range-address="Tabelle1.A2:Tabelle1.B6 Tabelle1.B1:Tabelle1.B1" chart:data-source-has-labels="row" svg:x="1.342cm" svg:y="1.455cm" svg:width="7.761cm" svg:height="5.912cm">
          <chartooo:coordinate-region svg:x="1.963cm" svg:y="1.667cm" svg:width="6.953cm" svg:height="5.027cm"/>
          <chart:axis chart:dimension="x" chart:name="primary-x" chart:style-name="ch5">
            <chart:title svg:x="4.02cm" svg:y="7.539cm" chart:style-name="ch6">
              <text:p>Reparaturzeit</text:p>
            </chart:title>
          </chart:axis>
          <chart:axis chart:dimension="y" chart:name="primary-y" chart:style-name="ch5">
            <chart:title svg:x="0.451cm" svg:y="5.15cm" chart:style-name="ch7">
              <text:p>Ausfälle</text:p>
            </chart:title>
            <chart:grid chart:class="major"/>
          </chart:axis>
          <chart:series chart:style-name="ch8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usfälle (%)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A2:Tabelle1.A6</svg:desc>
                </draw:g>
              </table:table-cell>
              <table:table-cell office:value-type="float" office:value="10">
                <text:p>10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811cm" svg:height="8.596cm" xlink:href=".." xlink:type="simple" chart:class="chart:scatter" chart:style-name="ch1">
        <chart:title svg:x="4.874cm" svg:y="0.307cm" chart:style-name="ch2">
          <text:p>Gesamtkosten</text:p>
        </chart:title>
        <chart:legend chart:legend-position="end" svg:x="7.763cm" svg:y="3.462cm" style:legend-expansion="high" chart:style-name="ch3"/>
        <chart:plot-area chart:style-name="ch4" table:cell-range-address="Tabelle1.A20:Tabelle1.D22 Tabelle1.B19:Tabelle1.D19" chart:data-source-has-labels="row" svg:x="1.342cm" svg:y="1.577cm" svg:width="5.909cm" svg:height="5.792cm">
          <chartooo:coordinate-region svg:x="2.334cm" svg:y="1.789cm" svg:width="4.73cm" svg:height="4.907cm"/>
          <chart:axis chart:dimension="x" chart:name="primary-x" chart:style-name="ch5">
            <chart:title svg:x="2.803cm" svg:y="7.541cm" chart:style-name="ch6">
              <text:p>Anzahl Monteure</text:p>
            </chart:title>
          </chart:axis>
          <chart:axis chart:dimension="y" chart:name="primary-y" chart:style-name="ch5">
            <chart:title svg:x="0.451cm" svg:y="5.106cm" chart:style-name="ch7">
              <text:p>Kosten</text:p>
            </chart:title>
            <chart:grid chart:class="major"/>
          </chart:axis>
          <chart:series chart:style-name="ch8" chart:values-cell-range-address="Tabelle1.B20:Tabelle1.B22" chart:label-cell-address="Tabelle1.B19:Tabelle1.B19" chart:class="chart:scatter">
            <chart:domain table:cell-range-address="Tabelle1.A20:Tabelle1.A22"/>
            <chart:data-point chart:repeated="3"/>
          </chart:series>
          <chart:series chart:style-name="ch9" chart:values-cell-range-address="Tabelle1.C20:Tabelle1.C22" chart:label-cell-address="Tabelle1.C19:Tabelle1.C19" chart:class="chart:scatter">
            <chart:data-point chart:repeated="3"/>
          </chart:series>
          <chart:series chart:style-name="ch10" chart:values-cell-range-address="Tabelle1.D20:Tabelle1.D22" chart:label-cell-address="Tabelle1.D19:Tabelle1.D1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ersonalkosten</text:p>
                <draw:g>
                  <svg:desc>Tabelle1.B19:Tabelle1.B19</svg:desc>
                </draw:g>
              </table:table-cell>
              <table:table-cell office:value-type="string">
                <text:p>Gesamtkosten, fifo</text:p>
                <draw:g>
                  <svg:desc>Tabelle1.C19:Tabelle1.C19</svg:desc>
                </draw:g>
              </table:table-cell>
              <table:table-cell office:value-type="string">
                <text:p>Gesamtkosten, min att1</text:p>
                <draw:g>
                  <svg:desc>Tabelle1.D19:Tabelle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A20:Tabelle1.A22</svg:desc>
                </draw:g>
              </table:table-cell>
              <table:table-cell office:value-type="float" office:value="350">
                <text:p>350</text:p>
                <draw:g>
                  <svg:desc>Tabelle1.B20:Tabelle1.B22</svg:desc>
                </draw:g>
              </table:table-cell>
              <table:table-cell office:value-type="float" office:value="4601">
                <text:p>4601</text:p>
                <draw:g>
                  <svg:desc>Tabelle1.C20:Tabelle1.C22</svg:desc>
                </draw:g>
              </table:table-cell>
              <table:table-cell office:value-type="float" office:value="4178">
                <text:p>4178</text:p>
                <draw:g>
                  <svg:desc>Tabelle1.D20:Tabe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60">
                <text:p>560</text:p>
              </table:table-cell>
              <table:table-cell office:value-type="float" office:value="3232">
                <text:p>3232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0">
                <text:p>1050</text:p>
              </table:table-cell>
              <table:table-cell office:value-type="float" office:value="3611">
                <text:p>3611</text:p>
              </table:table-cell>
              <table:table-cell office:value-type="float" office:value="3468">
                <text:p>3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811cm" svg:height="8.594cm" xlink:href=".." xlink:type="simple" chart:class="chart:scatter" chart:style-name="ch1">
        <chart:title svg:x="4.953cm" svg:y="0.307cm" chart:style-name="ch2">
          <text:p>Ausfallkosten</text:p>
        </chart:title>
        <chart:legend chart:legend-position="end" svg:x="7.948cm" svg:y="3.461cm" style:legend-expansion="high" chart:style-name="ch3"/>
        <chart:plot-area chart:style-name="ch4" table:cell-range-address="Tabelle1.A15:Tabelle1.D17 Tabelle1.B14:Tabelle1.D14" chart:data-source-has-labels="row" svg:x="1.342cm" svg:y="1.577cm" svg:width="6.094cm" svg:height="5.79cm">
          <chartooo:coordinate-region svg:x="2.334cm" svg:y="1.789cm" svg:width="4.915cm" svg:height="4.905cm"/>
          <chart:axis chart:dimension="x" chart:name="primary-x" chart:style-name="ch5">
            <chart:title svg:x="2.896cm" svg:y="7.539cm" chart:style-name="ch6">
              <text:p>Anzahl Monteure</text:p>
            </chart:title>
          </chart:axis>
          <chart:axis chart:dimension="y" chart:name="primary-y" chart:style-name="ch5">
            <chart:title svg:x="0.451cm" svg:y="5.105cm" chart:style-name="ch7">
              <text:p>Kosten</text:p>
            </chart:title>
            <chart:grid chart:class="major"/>
          </chart:axis>
          <chart:series chart:style-name="ch8" chart:values-cell-range-address="Tabelle1.B15:Tabelle1.B17" chart:label-cell-address="Tabelle1.B14:Tabelle1.B14" chart:class="chart:scatter">
            <chart:domain table:cell-range-address="Tabelle1.A15:Tabelle1.A17"/>
            <chart:data-point chart:repeated="3"/>
          </chart:series>
          <chart:series chart:style-name="ch9" chart:values-cell-range-address="Tabelle1.C15:Tabelle1.C17" chart:label-cell-address="Tabelle1.C14:Tabelle1.C14" chart:class="chart:scatter">
            <chart:data-point chart:repeated="3"/>
          </chart:series>
          <chart:series chart:style-name="ch10" chart:values-cell-range-address="Tabelle1.D15:Tabelle1.D17" chart:label-cell-address="Tabelle1.D14:Tabelle1.D14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ersonalkosten</text:p>
                <draw:g>
                  <svg:desc>Tabelle1.B14:Tabelle1.B14</svg:desc>
                </draw:g>
              </table:table-cell>
              <table:table-cell office:value-type="string">
                <text:p>Ausfallkosten, fifo</text:p>
                <draw:g>
                  <svg:desc>Tabelle1.C14:Tabelle1.C14</svg:desc>
                </draw:g>
              </table:table-cell>
              <table:table-cell office:value-type="string">
                <text:p>Ausfallkosten, min att1</text:p>
                <draw:g>
                  <svg:desc>Tabelle1.D14:Tabelle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A15:Tabelle1.A17</svg:desc>
                </draw:g>
              </table:table-cell>
              <table:table-cell office:value-type="float" office:value="350">
                <text:p>350</text:p>
                <draw:g>
                  <svg:desc>Tabelle1.B15:Tabelle1.B17</svg:desc>
                </draw:g>
              </table:table-cell>
              <table:table-cell office:value-type="float" office:value="4251">
                <text:p>4251</text:p>
                <draw:g>
                  <svg:desc>Tabelle1.C15:Tabelle1.C17</svg:desc>
                </draw:g>
              </table:table-cell>
              <table:table-cell office:value-type="float" office:value="3828">
                <text:p>3828</text:p>
                <draw:g>
                  <svg:desc>Tabelle1.D15:Tabelle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60">
                <text:p>560</text:p>
              </table:table-cell>
              <table:table-cell office:value-type="float" office:value="2672">
                <text:p>2672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0">
                <text:p>1050</text:p>
              </table:table-cell>
              <table:table-cell office:value-type="float" office:value="2561">
                <text:p>2561</text:p>
              </table:table-cell>
              <table:table-cell office:value-type="float" office:value="2418">
                <text:p>24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